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d44a" officeooo:paragraph-rsid="0019d44a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9d44a" officeooo:paragraph-rsid="0019d44a"/>
    </style:style>
    <style:style style:name="P3" style:family="paragraph" style:parent-style-name="Standard">
      <style:paragraph-properties fo:text-align="start" style:justify-single-word="false"/>
      <style:text-properties officeooo:rsid="001b5ec9" officeooo:paragraph-rsid="001b5ec9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b5ec9" officeooo:paragraph-rsid="001b5ec9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1b5ec9" officeooo:paragraph-rsid="001b5ec9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1bb990" officeooo:paragraph-rsid="001bb990"/>
    </style:style>
    <style:style style:name="P7" style:family="paragraph" style:parent-style-name="Standard">
      <style:paragraph-properties fo:text-align="justify" style:justify-single-word="false"/>
      <style:text-properties officeooo:rsid="001bb990" officeooo:paragraph-rsid="001bb990"/>
    </style:style>
    <style:style style:name="P8" style:family="paragraph" style:parent-style-name="Standard">
      <style:paragraph-properties fo:text-align="start" style:justify-single-word="false"/>
      <style:text-properties officeooo:rsid="001c9c61" officeooo:paragraph-rsid="001c9c61"/>
    </style:style>
    <style:style style:name="T1" style:family="text">
      <style:text-properties officeooo:rsid="001bb99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y-to-Day Activities</text:p>
      <text:p text:style-name="P1"/>
      <text:p text:style-name="P3">My day-to-day activity constists of:</text:p>
      <text:list xml:id="list7515644610322688891" text:style-name="L1">
        <text:list-item>
          <text:p text:style-name="P4">Logging into the cluster administration console.</text:p>
        </text:list-item>
        <text:list-item>
          <text:p text:style-name="P4">Checking my clusters health.</text:p>
        </text:list-item>
        <text:list-item>
          <text:p text:style-name="P4">Checking if the replication factor of my cluster is fulfilled.</text:p>
        </text:list-item>
        <text:list-item>
          <text:p text:style-name="P4">Checking if all the nodes are performing the way they are expected to perform.</text:p>
        </text:list-item>
        <text:list-item>
          <text:p text:style-name="P4">Maintaing the performance of my cluster my monitoring the jobs.</text:p>
        </text:list-item>
        <text:list-item>
          <text:p text:style-name="P5">To inform the approrpiate team if the job they have submitted is utilizing <text:span text:style-name="T1">more memory and affecting the cluster performance.</text:span></text:p>
        </text:list-item>
        <text:list-item>
          <text:p text:style-name="P6">To recognize and kill the jobs which are stuck and not progress to maintain the clusters performance.</text:p>
        </text:list-item>
        <text:list-item>
          <text:p text:style-name="P6">To set priority of a job on request from any particular team.</text:p>
        </text:list-item>
        <text:list-item>
          <text:p text:style-name="P6">To commision and decommision nodes on zero downtime.</text:p>
        </text:list-item>
        <text:list-item>
          <text:p text:style-name="P6">To trouble shoot, diagnose and solve the hadoop issues.</text:p>
        </text:list-item>
        <text:list-item>
          <text:p text:style-name="P6">To rebalance the data on the cluster.</text:p>
        </text:list-item>
        <text:list-item>
          <text:p text:style-name="P6">To add or remove users from the group and availing set of permissions to the specified group.</text:p>
        </text:list-item>
        <text:list-item>
          <text:p text:style-name="P6">To performance tune the jobs by changing the number of mappers and reducers on a job.</text:p>
        </text:list-item>
        <text:list-item>
          <text:p text:style-name="P6">To run jobs developed by the applications team and save the report to the appropriate location.</text:p>
        </text:list-item>
        <text:list-item>
          <text:p text:style-name="P6">To configure the trash and set a specified amount of time for the files to remain in the trash after deletion so that if a file is deleted in error the respective team will be able to recover the file from the trash.</text:p>
        </text:list-item>
      </text:list>
      <text:p text:style-name="P7"/>
      <text:p text:style-name="P8">Day to day activity compulsory question</text:p>
      <text:p text:style-name="P8">Give 5 properties which will enhance performance of Hadoop cluster</text:p>
      <text:p text:style-name="P8">What is</text:p>
      <text:p text:style-name="P8">Heap size</text:p>
      <text:p text:style-name="P8">Dfs used</text:p>
      <text:p text:style-name="P8">Non dfs</text:p>
      <text:p text:style-name="P8">No of mappers n reducer in 1 datanode</text:p>
      <text:p text:style-name="P8">Cluster planning if data is 80 tb</text:p>
      <text:p text:style-name="P8">If a query is fired what will run mapper or reducer or both</text:p>
      <text:p text:style-name="P8">Can we keep 1 gb as block size</text:p>
      <text:p text:style-name="P8">Questions for shell scripts</text:p>
      <text:p text:style-name="P8">Data local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nan Khan</meta:initial-creator>
    <meta:creation-date>2015-05-27T07:48:47.785812775</meta:creation-date>
    <meta:generator>LibreOffice/5.1.4.2$Linux_X86_64 LibreOffice_project/10m0$Build-2</meta:generator>
    <dc:date>2016-09-07T03:44:22.061515759</dc:date>
    <meta:editing-duration>PT24S</meta:editing-duration>
    <meta:editing-cycles>2</meta:editing-cycles>
    <meta:document-statistic meta:table-count="0" meta:image-count="0" meta:object-count="0" meta:page-count="1" meta:paragraph-count="29" meta:word-count="297" meta:character-count="1627" meta:non-whitespace-character-count="1374"/>
  </office:meta>
</office:document-meta>
</file>